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9.213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7.029cm"/>
    </style:style>
    <style:style style:name="co9" style:family="table-column">
      <style:table-column-properties fo:break-before="auto" style:column-width="6.362cm"/>
    </style:style>
    <style:style style:name="co10" style:family="table-column">
      <style:table-column-properties fo:break-before="auto" style:column-width="6.91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6.634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3"/>
        <table:table-column table:style-name="co6" table:default-cell-style-name="ce5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1"/>
        <table:table-column table:style-name="co1" table:number-columns-repeated="1012" table:default-cell-style-name="ce1"/>
        <table:table-row table:style-name="ro2">
          <table:table-cell/>
          <table:table-cell office:value-type="string">
            <text:p>Конец «Последнего фанфика»</text:p>
          </table:table-cell>
          <table:table-cell office:value-type="string">
            <text:p>+2 года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6"/>
          <table:table-cell table:style-name="ce4" office:value-type="string">
            <text:p>Чертоги Разума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>
            <text:p>Дедлайн говорит Алексу, что они в жопе и проект «Барьер» пора закрыть. Хэвэн 8 лет изучает экономику и три года — стратегию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(в качестве аванса служит бутылка Джека Дэниэлса, подаренная Алексом на встрече)</text:p>
          </table:table-cell>
          <table:table-cell table:number-columns-repeated="1012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6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4">14.10.2023</text:date>, <text:time>01:45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0-14T01:45:18.56</dc:date>
    <dc:creator>макс </dc:creator>
    <meta:editing-duration>P50DT5H59M23S</meta:editing-duration>
    <meta:editing-cycles>11</meta:editing-cycles>
    <meta:generator>OpenOffice/4.1.14$Win32 OpenOffice.org_project/4114m1$Build-9811</meta:generator>
    <meta:document-statistic meta:table-count="3" meta:cell-count="24" meta:object-count="0"/>
  </office:meta>
</office:document-meta>
</file>